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Copperplate Gothic Light" svg:font-family="'Copperplate Gothic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116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2.92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31cm" fo:min-width="18.29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2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7.366cm" svg:x="2.651cm" svg:y="5.191cm">
          <text:p text:style-name="P1">Post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Directions</text:span></text:p>
          <text:p text:style-name="P1"><text:span text:style-name="T1">Category</text:span></text:p>
          <text:p text:style-name="P1"><text:span text:style-name="T1">Featured</text:span></text:p>
          <text:p text:style-name="P1"><text:span text:style-name="T1">Sponsored</text:span></text:p>
          <text:p text:style-name="P1"><text:span text:style-name="T1">image_path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2.794cm" svg:x="15.224cm" svg:y="7.477cm">
          <text:p text:style-name="P1">Ingredient</text:p>
          <text:p text:style-name="P1"><text:span text:style-name="T1">Ingredient</text:span></text:p>
          <text:p text:style-name="P1"><text:span text:style-name="T1">Amount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001cm" svg:y1="8.874cm" svg:x2="13.573cm" svg:y2="8.874cm">
          <text:p text:style-name="P1">Has Many Ingredients</text:p>
        </draw:line>
        <draw:line draw:style-name="gr4" draw:text-style-name="P2" draw:layer="layout" svg:x1="14.335cm" svg:y1="8.874cm" svg:x2="15.224cm" svg:y2="8.874cm">
          <text:p/>
        </draw:line>
        <draw:custom-shape draw:style-name="gr5" draw:text-style-name="P3" draw:layer="layout" svg:width="18.796cm" svg:height="1.481cm" svg:x="1.635cm" svg:y="1.508cm">
          <text:p text:style-name="P3"><text:span text:style-name="T2">Analysis Level Class Diagra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Copperplate Gothic Light" svg:font-family="'Copperplate Gothic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cm" fo:line-height="100%" fo:text-align="start" style:text-autospace="none" style:writing-mode="lr-tb"/>
      <style:text-properties fo:color="#2e74b5" style:font-name="Copperplate Gothic Light" fo:font-family="'Copperplate Gothic Light'" style:font-family-generic="roman" style:font-pitch="variable" fo:font-size="18pt" fo:letter-spacing="-0.018cm" style:letter-kerning="true" style:font-name-asian="F" style:font-family-generic-asian="roman" style:font-size-asian="16pt"/>
    </style:style>
    <style:style style:name="Heading_20_2" style:display-name="Heading 2" style:family="graphic">
      <style:paragraph-properties fo:margin-top="0.125cm" fo:margin-bottom="0cm" fo:line-height="100%" fo:text-align="start" style:text-autospace="none" style:writing-mode="lr-tb"/>
      <style:text-properties fo:color="#2e74b5" style:font-name="Copperplate Gothic Light" fo:font-family="'Copperplate Gothic Light'" style:font-family-generic="roman" style:font-pitch="variable" fo:font-size="16pt" fo:letter-spacing="-0.018cm" style:letter-kerning="true" style:font-name-asian="F" style:font-family-generic-asian="roman" style:font-size-asian="13pt"/>
    </style:style>
    <style:style style:name="Heading_20_3" style:display-name="Heading 3" style:family="graphic">
      <style:paragraph-properties fo:margin-top="0.125cm" fo:margin-bottom="0cm" fo:line-height="100%" fo:text-align="start" style:text-autospace="none" style:writing-mode="lr-tb"/>
      <style:text-properties fo:color="#2e74b5" style:font-name="Copperplate Gothic Light" fo:font-family="'Copperplate Gothic Light'" style:font-family-generic="roman" style:font-pitch="variable" fo:font-size="12pt" fo:letter-spacing="-0.018cm" style:letter-kerning="true" style:font-name-asian="F" style:font-family-generic-asian="roman" style:font-size-asian="12pt"/>
    </style:style>
    <style:style style:name="Heading_20_4" style:display-name="Heading 4" style:family="graphic">
      <style:paragraph-properties fo:margin-top="0.125cm" fo:margin-bottom="0cm" fo:line-height="100%" fo:text-align="start" style:text-autospace="none" style:writing-mode="lr-tb"/>
      <style:text-properties fo:color="#2e74b5" style:font-name="Copperplate Gothic Light" fo:font-family="'Copperplate Gothic Light'" style:font-family-generic="roman" style:font-pitch="variable" fo:font-size="11pt" fo:letter-spacing="-0.018cm" style:letter-kerning="true" style:font-name-asian="F" style:font-family-generic-asian="roman" style:font-size-asian="28pt" style:font-style-asian="italic"/>
    </style:style>
    <style:style style:name="Heading_20_4_20_Char" style:display-name="Heading 4 Char" style:family="graphic">
      <style:paragraph-properties style:text-autospace="none"/>
      <style:text-properties fo:color="#2e74b5" style:font-name="Copperplate Gothic Light" fo:font-family="'Copperplate Gothic Light'" style:font-family-generic="roman" style:font-pitch="variable" fo:letter-spacing="-0.018cm" style:letter-kerning="true" style:font-name-asian="F" style:font-family-generic-asian="roman" style:font-size-asian="28pt" style:font-style-asian="italic"/>
    </style:style>
    <style:style style:name="Default_20_Paragraph_20_Font" style:display-name="Default Paragraph Font" style:family="graphic">
      <style:paragraph-properties style:text-autospace="none"/>
    </style:style>
    <style:style style:name="Heading_20_3_20_Char" style:display-name="Heading 3 Char" style:family="graphic">
      <style:paragraph-properties style:text-autospace="none"/>
      <style:text-properties fo:color="#2e74b5" style:font-name="Copperplate Gothic Light" fo:font-family="'Copperplate Gothic Light'" style:font-family-generic="roman" style:font-pitch="variable" fo:font-size="12pt" fo:letter-spacing="-0.018cm" style:letter-kerning="true" style:font-name-asian="F" style:font-family-generic-asian="roman" style:font-size-asian="12pt"/>
    </style:style>
    <style:style style:name="Heading_20_2_20_Char" style:display-name="Heading 2 Char" style:family="graphic">
      <style:paragraph-properties style:text-autospace="none"/>
      <style:text-properties fo:color="#2e74b5" style:font-name="Copperplate Gothic Light" fo:font-family="'Copperplate Gothic Light'" style:font-family-generic="roman" style:font-pitch="variable" fo:font-size="16pt" fo:letter-spacing="-0.018cm" style:letter-kerning="true" style:font-name-asian="F" style:font-family-generic-asian="roman" style:font-size-asian="13pt"/>
    </style:style>
    <style:style style:name="Heading_20_1_20_Char" style:display-name="Heading 1 Char" style:family="graphic">
      <style:paragraph-properties style:text-autospace="none"/>
      <style:text-properties fo:color="#2e74b5" style:font-name="Copperplate Gothic Light" fo:font-family="'Copperplate Gothic Light'" style:font-family-generic="roman" style:font-pitch="variable" fo:font-size="18pt" fo:letter-spacing="-0.018cm" style:letter-kerning="true" style:font-name-asian="F" style:font-family-generic-asian="roman" style:font-size-asian="16pt"/>
    </style:style>
    <style:style style:name="Title_20_Char" style:display-name="Title Char" style:family="graphic">
      <style:paragraph-properties style:text-autospace="none"/>
      <style:text-properties fo:color="#2e74b5" style:font-name="Copperplate Gothic Light" fo:font-family="'Copperplate Gothic Light'" style:font-family-generic="roman" style:font-pitch="variable" fo:font-size="22pt" fo:letter-spacing="-0.018cm" style:letter-kerning="true" style:font-name-asian="F" style:font-family-generic-asian="roman" style:font-size-asian="28pt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Figure_20__28_centered_29_" style:display-name="Figure (centered)" style:family="graphic">
      <style:paragraph-properties fo:margin-top="0cm" fo:margin-bottom="0.497cm" fo:line-height="108%" fo:text-align="center" style:text-autospace="none" style:writing-mode="lr-tb"/>
    </style:style>
    <style:style style:name="caption" style:family="graphic">
      <style:paragraph-properties fo:margin-top="0cm" fo:margin-bottom="0.623cm" fo:line-height="100%" fo:text-align="center" style:text-autospace="none" style:writing-mode="lr-tb"/>
      <style:text-properties fo:color="#44546a" fo:font-size="9pt" fo:font-style="italic" style:font-size-asian="9pt" style:font-style-asian="italic" style:font-size-complex="9pt" style:font-style-complex="italic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0:27:20.312899689</meta:creation-date>
    <dc:date>2017-04-18T11:07:20.407201712</dc:date>
    <meta:editing-duration>PT29M49S</meta:editing-duration>
    <meta:editing-cycles>1</meta:editing-cycles>
    <meta:document-statistic meta:object-count="5"/>
    <meta:generator>LibreOffice/5.1.6.2$Linux_X86_64 LibreOffice_project/10m0$Build-2</meta:generator>
  </office:meta>
</office:document-meta>
</file>